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09.36pt"/>
    </style:style>
    <style:style style:name="co5" style:family="table-column">
      <style:table-column-properties fo:break-before="auto" style:column-width="108.71pt"/>
    </style:style>
    <style:style style:name="co6" style:family="table-column">
      <style:table-column-properties fo:break-before="auto" style:column-width="290.75pt"/>
    </style:style>
    <style:style style:name="co7" style:family="table-column">
      <style:table-column-properties fo:break-before="auto" style:column-width="361.5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36.85pt" fo:break-before="auto" style:use-optimal-row-height="true"/>
    </style:style>
    <style:style style:name="ro5" style:family="table-row">
      <style:table-row-properties style:row-height="48.7pt" fo:break-before="auto" style:use-optimal-row-height="true"/>
    </style:style>
    <style:style style:name="ro6" style:family="table-row">
      <style:table-row-properties style:row-height="28.8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stage class</text:p>
          </table:table-cell>
          <table:table-cell table:style-name="ce1" office:value-type="string" calcext:value-type="string">
            <text:p>trait linker class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50</text:p>
          </table:table-cell>
          <table:table-cell table:formula="of:=CONCATENATE(&quot;plant in &quot;; [.D2])" office:value-type="string" office:string-value="plant in vascular leaf phenological stage" calcext:value-type="string">
            <text:p>plant in vascular leaf phenological stage</text:p>
          </table:table-cell>
          <table:table-cell table:style-name="ce4" office:value-type="string" calcext:value-type="string">
            <text:p>vascular leaf phenological stage</text:p>
          </table:table-cell>
          <table:table-cell table:style-name="ce3" office:value-type="string" calcext:value-type="string">
            <text:p>plant with vascular leaves</text:p>
          </table:table-cell>
          <table:table-cell table:style-name="ce6" table:formula="of:=CONCATENATE(&quot;A {whole plant} that  is in the {&quot;; [.D2]; &quot;}.&quot;)" office:value-type="string" office:string-value="A {whole plant} that  is in the {vascular leaf phenological stage}." calcext:value-type="string">
            <text:p>A {whole plant} that <text:s/>is in the {vascular leaf phenological stage}.</text:p>
          </table:table-cell>
          <table:table-cell table:style-name="ce6" table:formula="of:=CONCATENATE(&quot;'whole plant' THAT 'participates in' SOME '&quot;; [.D2]; &quot;'&quot;; CHAR(10); &quot;;&quot;; CHAR(10); &quot;'&quot;; [.E2]; &quot;'&quot;)" office:value-type="string" office:string-value="'whole plant' THAT 'participates in' SOME 'vascular leaf phenological stage'&#10;;&#10;'plant with vascular leaves'" calcext:value-type="string">
            <text:p>'whole plant' THAT 'participates in' SOME 'vascular leaf phenological stage'</text:p>
            <text:p>;</text:p>
            <text:p>'plant with vascular leave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51</text:p>
          </table:table-cell>
          <table:table-cell table:formula="of:=CONCATENATE(&quot;plant in &quot;; [.D3])" office:value-type="string" office:string-value="plant in expanding leaf phenological stage" calcext:value-type="string">
            <text:p>plant in expanding leaf phenological stage</text:p>
          </table:table-cell>
          <table:table-cell table:style-name="ce4" office:value-type="string" calcext:value-type="string">
            <text:p>expanding leaf phenological stage</text:p>
          </table:table-cell>
          <table:table-cell table:style-name="ce3" office:value-type="string" calcext:value-type="string">
            <text:p>plant with expanding leaves</text:p>
          </table:table-cell>
          <table:table-cell table:style-name="ce6" table:formula="of:=CONCATENATE(&quot;A {whole plant} that  is in the {&quot;; [.D3]; &quot;}.&quot;)" office:value-type="string" office:string-value="A {whole plant} that  is in the {expanding leaf phenological stage}." calcext:value-type="string">
            <text:p>A {whole plant} that <text:s/>is in the {expanding leaf phenological stage}.</text:p>
          </table:table-cell>
          <table:table-cell table:style-name="ce6" table:formula="of:=CONCATENATE(&quot;'whole plant' THAT 'participates in' SOME '&quot;; [.D3]; &quot;'&quot;; CHAR(10); &quot;;&quot;; CHAR(10); &quot;'&quot;; [.E3]; &quot;'&quot;)" office:value-type="string" office:string-value="'whole plant' THAT 'participates in' SOME 'expanding leaf phenological stage'&#10;;&#10;'plant with expanding leaves'" calcext:value-type="string">
            <text:p>'whole plant' THAT 'participates in' SOME 'expanding leaf phenological stage'</text:p>
            <text:p>;</text:p>
            <text:p>'plant with expanding leaves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52</text:p>
          </table:table-cell>
          <table:table-cell table:formula="of:=CONCATENATE(&quot;plant in &quot;; [.D4])" office:value-type="string" office:string-value="plant in mature leaf phenological stage" calcext:value-type="string">
            <text:p>plant in mature leaf phenological stage</text:p>
          </table:table-cell>
          <table:table-cell table:style-name="ce4" office:value-type="string" calcext:value-type="string">
            <text:p>mature leaf phenological stage</text:p>
          </table:table-cell>
          <table:table-cell table:style-name="ce3" office:value-type="string" calcext:value-type="string">
            <text:p>plant with mature leaves</text:p>
          </table:table-cell>
          <table:table-cell table:style-name="ce6" table:formula="of:=CONCATENATE(&quot;A {whole plant} that  is in the {&quot;; [.D4]; &quot;}.&quot;)" office:value-type="string" office:string-value="A {whole plant} that  is in the {mature leaf phenological stage}." calcext:value-type="string">
            <text:p>A {whole plant} that <text:s/>is in the {mature leaf phenological stage}.</text:p>
          </table:table-cell>
          <table:table-cell table:style-name="ce6" table:formula="of:=CONCATENATE(&quot;'whole plant' THAT 'participates in' SOME '&quot;; [.D4]; &quot;'&quot;; CHAR(10); &quot;;&quot;; CHAR(10); &quot;'&quot;; [.E4]; &quot;'&quot;)" office:value-type="string" office:string-value="'whole plant' THAT 'participates in' SOME 'mature leaf phenological stage'&#10;;&#10;'plant with mature leaves'" calcext:value-type="string">
            <text:p>'whole plant' THAT 'participates in' SOME 'mature leaf phenological stage'</text:p>
            <text:p>;</text:p>
            <text:p>'plant with mature leave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53</text:p>
          </table:table-cell>
          <table:table-cell table:formula="of:=CONCATENATE(&quot;plant in &quot;; [.D5])" office:value-type="string" office:string-value="plant in senescing leaf phenological stage" calcext:value-type="string">
            <text:p>plant in senescing leaf phenological stage</text:p>
          </table:table-cell>
          <table:table-cell table:style-name="ce4" office:value-type="string" calcext:value-type="string">
            <text:p>senescing leaf phenological stage</text:p>
          </table:table-cell>
          <table:table-cell table:style-name="ce3" office:value-type="string" calcext:value-type="string">
            <text:p>plant with senescing leaves</text:p>
          </table:table-cell>
          <table:table-cell table:style-name="ce6" table:formula="of:=CONCATENATE(&quot;A {whole plant} that  is in the {&quot;; [.D5]; &quot;}.&quot;)" office:value-type="string" office:string-value="A {whole plant} that  is in the {senescing leaf phenological stage}." calcext:value-type="string">
            <text:p>A {whole plant} that <text:s/>is in the {senescing leaf phenological stage}.</text:p>
          </table:table-cell>
          <table:table-cell table:style-name="ce6" table:formula="of:=CONCATENATE(&quot;'whole plant' THAT 'participates in' SOME '&quot;; [.D5]; &quot;'&quot;; CHAR(10); &quot;;&quot;; CHAR(10); &quot;'&quot;; [.E5]; &quot;'&quot;)" office:value-type="string" office:string-value="'whole plant' THAT 'participates in' SOME 'senescing leaf phenological stage'&#10;;&#10;'plant with senescing leaves'" calcext:value-type="string">
            <text:p>'whole plant' THAT 'participates in' SOME 'senescing leaf phenological stage'</text:p>
            <text:p>;</text:p>
            <text:p>'plant with senescing leave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54</text:p>
          </table:table-cell>
          <table:table-cell table:formula="of:=CONCATENATE(&quot;plant in &quot;; [.D6])" office:value-type="string" office:string-value="plant in bud burst phenological stage" calcext:value-type="string">
            <text:p>plant in bud burst phenological stage</text:p>
          </table:table-cell>
          <table:table-cell table:style-name="ce4" office:value-type="string" calcext:value-type="string">
            <text:p>bud burst phenological stage</text:p>
          </table:table-cell>
          <table:table-cell table:style-name="ce3" office:value-type="string" calcext:value-type="string">
            <text:p>plant with breaking buds</text:p>
          </table:table-cell>
          <table:table-cell table:style-name="ce6" table:formula="of:=CONCATENATE(&quot;A {whole plant} that  is in the {&quot;; [.D6]; &quot;}.&quot;)" office:value-type="string" office:string-value="A {whole plant} that  is in the {bud burst phenological stage}." calcext:value-type="string">
            <text:p>A {whole plant} that <text:s/>is in the {bud burst phenological stage}.</text:p>
          </table:table-cell>
          <table:table-cell table:style-name="ce6" table:formula="of:=CONCATENATE(&quot;'whole plant' THAT 'participates in' SOME '&quot;; [.D6]; &quot;'&quot;; CHAR(10); &quot;;&quot;; CHAR(10); &quot;'&quot;; [.E6]; &quot;'&quot;)" office:value-type="string" office:string-value="'whole plant' THAT 'participates in' SOME 'bud burst phenological stage'&#10;;&#10;'plant with breaking buds'" calcext:value-type="string">
            <text:p>'whole plant' THAT 'participates in' SOME 'bud burst phenological stage'</text:p>
            <text:p>;</text:p>
            <text:p>'plant with breaking bud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55</text:p>
          </table:table-cell>
          <table:table-cell table:formula="of:=CONCATENATE(&quot;plant in &quot;; [.D7])" office:value-type="string" office:string-value="plant in falling leaf phenological stage" calcext:value-type="string">
            <text:p>plant in falling leaf phenological stage</text:p>
          </table:table-cell>
          <table:table-cell table:style-name="ce4" office:value-type="string" calcext:value-type="string">
            <text:p>falling leaf phenological stage</text:p>
          </table:table-cell>
          <table:table-cell table:style-name="ce3" office:value-type="string" calcext:value-type="string">
            <text:p>plant with abscised leaves</text:p>
          </table:table-cell>
          <table:table-cell table:style-name="ce6" table:formula="of:=CONCATENATE(&quot;A {whole plant} that  is in the {&quot;; [.D7]; &quot;}.&quot;)" office:value-type="string" office:string-value="A {whole plant} that  is in the {falling leaf phenological stage}." calcext:value-type="string">
            <text:p>A {whole plant} that <text:s/>is in the {falling leaf phenological stage}.</text:p>
          </table:table-cell>
          <table:table-cell table:style-name="ce6" table:formula="of:=CONCATENATE(&quot;'whole plant' THAT 'participates in' SOME '&quot;; [.D7]; &quot;'&quot;; CHAR(10); &quot;;&quot;; CHAR(10); &quot;'&quot;; [.E7]; &quot;'&quot;)" office:value-type="string" office:string-value="'whole plant' THAT 'participates in' SOME 'falling leaf phenological stage'&#10;;&#10;'plant with abscised leaves'" calcext:value-type="string">
            <text:p>'whole plant' THAT 'participates in' SOME 'falling leaf phenological stage'</text:p>
            <text:p>;</text:p>
            <text:p>'plant with abscised leaves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4056</text:p>
          </table:table-cell>
          <table:table-cell table:formula="of:=CONCATENATE(&quot;plant in &quot;; [.D8])" office:value-type="string" office:string-value="plant in new above-ground shoot-borne shoot system phenological stage" calcext:value-type="string">
            <text:p>plant in new above-ground shoot-borne shoot system phenological stage</text:p>
          </table:table-cell>
          <table:table-cell table:style-name="ce5" office:value-type="string" calcext:value-type="string">
            <text:p>new above-ground shoot-borne shoot system phenological stage</text:p>
          </table:table-cell>
          <table:table-cell table:style-name="ce3" office:value-type="string" calcext:value-type="string">
            <text:p>plant with new above-ground shoot-borne shoot systems</text:p>
          </table:table-cell>
          <table:table-cell table:style-name="ce6" table:formula="of:=CONCATENATE(&quot;A {whole plant} that  is in the {&quot;; [.D8]; &quot;}.&quot;)" office:value-type="string" office:string-value="A {whole plant} that  is in the {new above-ground shoot-borne shoot system phenological stage}." calcext:value-type="string">
            <text:p>A {whole plant} that <text:s/>is in the {new above-ground shoot-borne shoot system phenological stage}.</text:p>
          </table:table-cell>
          <table:table-cell table:style-name="ce6" table:formula="of:=CONCATENATE(&quot;'whole plant' THAT 'participates in' SOME '&quot;; [.D8]; &quot;'&quot;; CHAR(10); &quot;;&quot;; CHAR(10); &quot;'&quot;; [.E8]; &quot;'&quot;)" office:value-type="string" office:string-value="'whole plant' THAT 'participates in' SOME 'new above-ground shoot-borne shoot system phenological stage'&#10;;&#10;'plant with new above-ground shoot-borne shoot systems'" calcext:value-type="string">
            <text:p>'whole plant' THAT 'participates in' SOME 'new above-ground shoot-borne shoot system phenological stage'</text:p>
            <text:p>;</text:p>
            <text:p>'plant with new above-ground shoot-borne shoot systems'</text:p>
          </table:table-cell>
          <table:table-cell table:number-columns-repeated="3"/>
        </table:table-row>
        <table:table-row table:style-name="ro6">
          <table:table-cell table:style-name="Default" table:number-columns-repeated="2"/>
          <table:table-cell table:number-columns-repeated="2"/>
          <table:table-cell table:style-name="ce3"/>
          <table:table-cell table:style-name="ce6"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57</text:p>
          </table:table-cell>
          <table:table-cell table:formula="of:=CONCATENATE(&quot;plant in &quot;; [.D10])" office:value-type="string" office:string-value="plant in flower phenological stage" calcext:value-type="string">
            <text:p>plant in flower phenological stage</text:p>
          </table:table-cell>
          <table:table-cell table:style-name="ce4" office:value-type="string" calcext:value-type="string">
            <text:p>flower phenological stage</text:p>
          </table:table-cell>
          <table:table-cell table:style-name="ce3" office:value-type="string" calcext:value-type="string">
            <text:p>plant with flowers</text:p>
          </table:table-cell>
          <table:table-cell table:style-name="ce6" table:formula="of:=CONCATENATE(&quot;A {whole plant} that  is in the {&quot;; [.D10]; &quot;}.&quot;)" office:value-type="string" office:string-value="A {whole plant} that  is in the {flower phenological stage}." calcext:value-type="string">
            <text:p>A {whole plant} that <text:s/>is in the {flower phenological stage}.</text:p>
          </table:table-cell>
          <table:table-cell table:style-name="ce6" table:formula="of:=CONCATENATE(&quot;'whole plant' THAT 'participates in' SOME '&quot;; [.D10]; &quot;'&quot;; CHAR(10); &quot;;&quot;; CHAR(10); &quot;'&quot;; [.E10]; &quot;'&quot;)" office:value-type="string" office:string-value="'whole plant' THAT 'participates in' SOME 'flower phenological stage'&#10;;&#10;'plant with flowers'" calcext:value-type="string">
            <text:p>'whole plant' THAT 'participates in' SOME 'flower phenological stage'</text:p>
            <text:p>;</text:p>
            <text:p>'plant with flower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58</text:p>
          </table:table-cell>
          <table:table-cell table:formula="of:=CONCATENATE(&quot;plant in &quot;; [.D11])" office:value-type="string" office:string-value="plant in flower phenological stage" calcext:value-type="string">
            <text:p>plant in flower phenological stage</text:p>
          </table:table-cell>
          <table:table-cell table:style-name="ce4" office:value-type="string" calcext:value-type="string">
            <text:p>flower phenological stage</text:p>
          </table:table-cell>
          <table:table-cell table:style-name="ce3" office:value-type="string" calcext:value-type="string">
            <text:p>plant with flower heads</text:p>
          </table:table-cell>
          <table:table-cell table:style-name="ce6" table:formula="of:=CONCATENATE(&quot;A {whole plant} that  is in the {&quot;; [.D11]; &quot;}.&quot;)" office:value-type="string" office:string-value="A {whole plant} that  is in the {flower phenological stage}." calcext:value-type="string">
            <text:p>A {whole plant} that <text:s/>is in the {flower phenological stage}.</text:p>
          </table:table-cell>
          <table:table-cell table:style-name="ce6" table:formula="of:=CONCATENATE(&quot;'whole plant' THAT 'participates in' SOME '&quot;; [.D11]; &quot;'&quot;; CHAR(10); &quot;;&quot;; CHAR(10); &quot;'&quot;; [.E11]; &quot;'&quot;)" office:value-type="string" office:string-value="'whole plant' THAT 'participates in' SOME 'flower phenological stage'&#10;;&#10;'plant with flower heads'" calcext:value-type="string">
            <text:p>'whole plant' THAT 'participates in' SOME 'flower phenological stage'</text:p>
            <text:p>;</text:p>
            <text:p>'plant with flower heads'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59</text:p>
          </table:table-cell>
          <table:table-cell table:formula="of:=CONCATENATE(&quot;plant in &quot;; [.D12])" office:value-type="string" office:string-value="plant in open flower phenological stage" calcext:value-type="string">
            <text:p>plant in open flower phenological stage</text:p>
          </table:table-cell>
          <table:table-cell table:style-name="ce4" office:value-type="string" calcext:value-type="string">
            <text:p>open flower phenological stage</text:p>
          </table:table-cell>
          <table:table-cell table:style-name="ce3" office:value-type="string" calcext:value-type="string">
            <text:p>plant with open flowers</text:p>
          </table:table-cell>
          <table:table-cell table:style-name="ce6" table:formula="of:=CONCATENATE(&quot;A {whole plant} that  is in the {&quot;; [.D12]; &quot;}.&quot;)" office:value-type="string" office:string-value="A {whole plant} that  is in the {open flower phenological stage}." calcext:value-type="string">
            <text:p>A {whole plant} that <text:s/>is in the {open flower phenological stage}.</text:p>
          </table:table-cell>
          <table:table-cell table:style-name="ce6" table:formula="of:=CONCATENATE(&quot;'whole plant' THAT 'participates in' SOME '&quot;; [.D12]; &quot;'&quot;; CHAR(10); &quot;;&quot;; CHAR(10); &quot;'&quot;; [.E12]; &quot;'&quot;)" office:value-type="string" office:string-value="'whole plant' THAT 'participates in' SOME 'open flower phenological stage'&#10;;&#10;'plant with open flowers'" calcext:value-type="string">
            <text:p>'whole plant' THAT 'participates in' SOME 'open flower phenological stage'</text:p>
            <text:p>;</text:p>
            <text:p>'plant with open flowers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4060</text:p>
          </table:table-cell>
          <table:table-cell table:formula="of:=CONCATENATE(&quot;plant in &quot;; [.D13])" office:value-type="string" office:string-value="plant in pollen release (flower) phenological stage" calcext:value-type="string">
            <text:p>plant in pollen release (flower) phenological stage</text:p>
          </table:table-cell>
          <table:table-cell table:style-name="ce4" office:value-type="string" calcext:value-type="string">
            <text:p>pollen release (flower) phenological stage</text:p>
          </table:table-cell>
          <table:table-cell table:style-name="ce3" office:value-type="string" calcext:value-type="string">
            <text:p>plant with pollen-releasing flowers</text:p>
          </table:table-cell>
          <table:table-cell table:style-name="ce6" table:formula="of:=CONCATENATE(&quot;A {whole plant} that  is in the {&quot;; [.D13]; &quot;}.&quot;)" office:value-type="string" office:string-value="A {whole plant} that  is in the {pollen release (flower) phenological stage}." calcext:value-type="string">
            <text:p>A {whole plant} that <text:s/>is in the {pollen release (flower) phenological stage}.</text:p>
          </table:table-cell>
          <table:table-cell table:style-name="ce6" table:formula="of:=CONCATENATE(&quot;'whole plant' THAT 'participates in' SOME '&quot;; [.D13]; &quot;'&quot;; CHAR(10); &quot;;&quot;; CHAR(10); &quot;'&quot;; [.E13]; &quot;'&quot;)" office:value-type="string" office:string-value="'whole plant' THAT 'participates in' SOME 'pollen release (flower) phenological stage'&#10;;&#10;'plant with pollen-releasing flowers'" calcext:value-type="string">
            <text:p>'whole plant' THAT 'participates in' SOME 'pollen release (flower) phenological stage'</text:p>
            <text:p>;</text:p>
            <text:p>'plant with pollen-releasing flower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61</text:p>
          </table:table-cell>
          <table:table-cell table:formula="of:=CONCATENATE(&quot;plant in &quot;; [.D14])" office:value-type="string" office:string-value="plant in fruit phenological stage" calcext:value-type="string">
            <text:p>plant in fruit phenological stage</text:p>
          </table:table-cell>
          <table:table-cell table:style-name="ce4" office:value-type="string" calcext:value-type="string">
            <text:p>fruit phenological stage</text:p>
          </table:table-cell>
          <table:table-cell table:style-name="ce3" office:value-type="string" calcext:value-type="string">
            <text:p>plant with fruits</text:p>
          </table:table-cell>
          <table:table-cell table:style-name="ce6" table:formula="of:=CONCATENATE(&quot;A {whole plant} that  is in the {&quot;; [.D14]; &quot;}.&quot;)" office:value-type="string" office:string-value="A {whole plant} that  is in the {fruit phenological stage}." calcext:value-type="string">
            <text:p>A {whole plant} that <text:s/>is in the {fruit phenological stage}.</text:p>
          </table:table-cell>
          <table:table-cell table:style-name="ce6" table:formula="of:=CONCATENATE(&quot;'whole plant' THAT 'participates in' SOME '&quot;; [.D14]; &quot;'&quot;; CHAR(10); &quot;;&quot;; CHAR(10); &quot;'&quot;; [.E14]; &quot;'&quot;)" office:value-type="string" office:string-value="'whole plant' THAT 'participates in' SOME 'fruit phenological stage'&#10;;&#10;'plant with fruits'" calcext:value-type="string">
            <text:p>'whole plant' THAT 'participates in' SOME 'fruit phenological stage'</text:p>
            <text:p>;</text:p>
            <text:p>'plant with fruit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62</text:p>
          </table:table-cell>
          <table:table-cell table:formula="of:=CONCATENATE(&quot;plant in &quot;; [.D15])" office:value-type="string" office:string-value="plant in ripening fruit phenological stage" calcext:value-type="string">
            <text:p>plant in ripening fruit phenological stage</text:p>
          </table:table-cell>
          <table:table-cell table:style-name="ce4" office:value-type="string" calcext:value-type="string">
            <text:p>ripening fruit phenological stage</text:p>
          </table:table-cell>
          <table:table-cell table:style-name="ce3" office:value-type="string" calcext:value-type="string">
            <text:p>plant with ripening fruits</text:p>
          </table:table-cell>
          <table:table-cell table:style-name="ce6" table:formula="of:=CONCATENATE(&quot;A {whole plant} that  is in the {&quot;; [.D15]; &quot;}.&quot;)" office:value-type="string" office:string-value="A {whole plant} that  is in the {ripening fruit phenological stage}." calcext:value-type="string">
            <text:p>A {whole plant} that <text:s/>is in the {ripening fruit phenological stage}.</text:p>
          </table:table-cell>
          <table:table-cell table:style-name="ce6" table:formula="of:=CONCATENATE(&quot;'whole plant' THAT 'participates in' SOME '&quot;; [.D15]; &quot;'&quot;; CHAR(10); &quot;;&quot;; CHAR(10); &quot;'&quot;; [.E15]; &quot;'&quot;)" office:value-type="string" office:string-value="'whole plant' THAT 'participates in' SOME 'ripening fruit phenological stage'&#10;;&#10;'plant with ripening fruits'" calcext:value-type="string">
            <text:p>'whole plant' THAT 'participates in' SOME 'ripening fruit phenological stage'</text:p>
            <text:p>;</text:p>
            <text:p>'plant with ripening fruits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4063</text:p>
          </table:table-cell>
          <table:table-cell table:formula="of:=CONCATENATE(&quot;plant in &quot;; [.D16])" office:value-type="string" office:string-value="plant in falling fruit or seed phenological stage" calcext:value-type="string">
            <text:p>plant in falling fruit or seed phenological stage</text:p>
          </table:table-cell>
          <table:table-cell table:style-name="ce4" office:value-type="string" calcext:value-type="string">
            <text:p>falling fruit or seed phenological stage</text:p>
          </table:table-cell>
          <table:table-cell table:style-name="ce3" office:value-type="string" calcext:value-type="string">
            <text:p>plant with abscised fruits or seeds</text:p>
          </table:table-cell>
          <table:table-cell table:style-name="ce6" table:formula="of:=CONCATENATE(&quot;A {whole plant} that  is in the {&quot;; [.D16]; &quot;}.&quot;)" office:value-type="string" office:string-value="A {whole plant} that  is in the {falling fruit or seed phenological stage}." calcext:value-type="string">
            <text:p>A {whole plant} that <text:s/>is in the {falling fruit or seed phenological stage}.</text:p>
          </table:table-cell>
          <table:table-cell table:style-name="ce6" table:formula="of:=CONCATENATE(&quot;'whole plant' THAT 'participates in' SOME '&quot;; [.D16]; &quot;'&quot;; CHAR(10); &quot;;&quot;; CHAR(10); &quot;'&quot;; [.E16]; &quot;'&quot;)" office:value-type="string" office:string-value="'whole plant' THAT 'participates in' SOME 'falling fruit or seed phenological stage'&#10;;&#10;'plant with abscised fruits or seeds'" calcext:value-type="string">
            <text:p>'whole plant' THAT 'participates in' SOME 'falling fruit or seed phenological stage'</text:p>
            <text:p>;</text:p>
            <text:p>'plant with abscised fruits or seeds'</text:p>
          </table:table-cell>
          <table:table-cell table:number-columns-repeated="3"/>
        </table:table-row>
        <table:table-row table:style-name="ro6">
          <table:table-cell table:style-name="Default" table:number-columns-repeated="2"/>
          <table:table-cell table:number-columns-repeated="2"/>
          <table:table-cell table:style-name="ce3"/>
          <table:table-cell table:style-name="ce6"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64</text:p>
          </table:table-cell>
          <table:table-cell table:formula="of:=CONCATENATE(&quot;plant in &quot;; [.D18])" office:value-type="string" office:string-value="plant in cone phenological stage" calcext:value-type="string">
            <text:p>plant in cone phenological stage</text:p>
          </table:table-cell>
          <table:table-cell table:style-name="ce4" office:value-type="string" calcext:value-type="string">
            <text:p>cone phenological stage</text:p>
          </table:table-cell>
          <table:table-cell table:style-name="ce3" office:value-type="string" calcext:value-type="string">
            <text:p>plant with cones</text:p>
          </table:table-cell>
          <table:table-cell table:style-name="ce6" table:formula="of:=CONCATENATE(&quot;A {whole plant} that  is in the {&quot;; [.D18]; &quot;}.&quot;)" office:value-type="string" office:string-value="A {whole plant} that  is in the {cone phenological stage}." calcext:value-type="string">
            <text:p>A {whole plant} that <text:s/>is in the {cone phenological stage}.</text:p>
          </table:table-cell>
          <table:table-cell table:style-name="ce6" table:formula="of:=CONCATENATE(&quot;'whole plant' THAT 'participates in' SOME '&quot;; [.D18]; &quot;'&quot;; CHAR(10); &quot;;&quot;; CHAR(10); &quot;'&quot;; [.E18]; &quot;'&quot;)" office:value-type="string" office:string-value="'whole plant' THAT 'participates in' SOME 'cone phenological stage'&#10;;&#10;'plant with cones'" calcext:value-type="string">
            <text:p>'whole plant' THAT 'participates in' SOME 'cone phenological stage'</text:p>
            <text:p>;</text:p>
            <text:p>'plant with cone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65</text:p>
          </table:table-cell>
          <table:table-cell table:formula="of:=CONCATENATE(&quot;plant in &quot;; [.D19])" office:value-type="string" office:string-value="plant in pollen cone phenological stage" calcext:value-type="string">
            <text:p>plant in pollen cone phenological stage</text:p>
          </table:table-cell>
          <table:table-cell table:style-name="ce4" office:value-type="string" calcext:value-type="string">
            <text:p>pollen cone phenological stage</text:p>
          </table:table-cell>
          <table:table-cell table:style-name="ce3" office:value-type="string" calcext:value-type="string">
            <text:p>plant with pollen cones</text:p>
          </table:table-cell>
          <table:table-cell table:style-name="ce6" table:formula="of:=CONCATENATE(&quot;A {whole plant} that  is in the {&quot;; [.D19]; &quot;}.&quot;)" office:value-type="string" office:string-value="A {whole plant} that  is in the {pollen cone phenological stage}." calcext:value-type="string">
            <text:p>A {whole plant} that <text:s/>is in the {pollen cone phenological stage}.</text:p>
          </table:table-cell>
          <table:table-cell table:style-name="ce6" table:formula="of:=CONCATENATE(&quot;'whole plant' THAT 'participates in' SOME '&quot;; [.D19]; &quot;'&quot;; CHAR(10); &quot;;&quot;; CHAR(10); &quot;'&quot;; [.E19]; &quot;'&quot;)" office:value-type="string" office:string-value="'whole plant' THAT 'participates in' SOME 'pollen cone phenological stage'&#10;;&#10;'plant with pollen cones'" calcext:value-type="string">
            <text:p>'whole plant' THAT 'participates in' SOME 'pollen cone phenological stage'</text:p>
            <text:p>;</text:p>
            <text:p>'plant with pollen cones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4066</text:p>
          </table:table-cell>
          <table:table-cell table:formula="of:=CONCATENATE(&quot;plant in &quot;; [.D20])" office:value-type="string" office:string-value="plant in open pollen cone phenological stage" calcext:value-type="string">
            <text:p>plant in open pollen cone phenological stage</text:p>
          </table:table-cell>
          <table:table-cell table:style-name="ce4" office:value-type="string" calcext:value-type="string">
            <text:p>open pollen cone phenological stage</text:p>
          </table:table-cell>
          <table:table-cell table:style-name="ce3" office:value-type="string" calcext:value-type="string">
            <text:p>plant with open pollen cones</text:p>
          </table:table-cell>
          <table:table-cell table:style-name="ce6" table:formula="of:=CONCATENATE(&quot;A {whole plant} that  is in the {&quot;; [.D20]; &quot;}.&quot;)" office:value-type="string" office:string-value="A {whole plant} that  is in the {open pollen cone phenological stage}." calcext:value-type="string">
            <text:p>A {whole plant} that <text:s/>is in the {open pollen cone phenological stage}.</text:p>
          </table:table-cell>
          <table:table-cell table:style-name="ce5" table:formula="of:=CONCATENATE(&quot;'whole plant' THAT 'participates in' SOME '&quot;; [.D20]; &quot;'&quot;; CHAR(10); &quot;;&quot;; CHAR(10); &quot;'&quot;; [.E20]; &quot;'&quot;)" office:value-type="string" office:string-value="'whole plant' THAT 'participates in' SOME 'open pollen cone phenological stage'&#10;;&#10;'plant with open pollen cones'" calcext:value-type="string">
            <text:p>'whole plant' THAT 'participates in' SOME 'open pollen cone phenological stage'</text:p>
            <text:p>;</text:p>
            <text:p>'plant with open pollen cones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4067</text:p>
          </table:table-cell>
          <table:table-cell table:formula="of:=CONCATENATE(&quot;plant in &quot;; [.D21])" office:value-type="string" office:string-value="plant in pollen release (cone) phenological stage" calcext:value-type="string">
            <text:p>plant in pollen release (cone) phenological stage</text:p>
          </table:table-cell>
          <table:table-cell table:style-name="ce4" office:value-type="string" calcext:value-type="string">
            <text:p>pollen release (cone) phenological stage</text:p>
          </table:table-cell>
          <table:table-cell table:style-name="ce3" office:value-type="string" calcext:value-type="string">
            <text:p>plant with pollen-releasing pollen cones</text:p>
          </table:table-cell>
          <table:table-cell table:style-name="ce6" table:formula="of:=CONCATENATE(&quot;A {whole plant} that  is in the {&quot;; [.D21]; &quot;}.&quot;)" office:value-type="string" office:string-value="A {whole plant} that  is in the {pollen release (cone) phenological stage}." calcext:value-type="string">
            <text:p>A {whole plant} that <text:s/>is in the {pollen release (cone) phenological stage}.</text:p>
          </table:table-cell>
          <table:table-cell table:style-name="ce6" table:formula="of:=CONCATENATE(&quot;'whole plant' THAT 'participates in' SOME '&quot;; [.D21]; &quot;'&quot;; CHAR(10); &quot;;&quot;; CHAR(10); &quot;'&quot;; [.E21]; &quot;'&quot;)" office:value-type="string" office:string-value="'whole plant' THAT 'participates in' SOME 'pollen release (cone) phenological stage'&#10;;&#10;'plant with pollen-releasing pollen cones'" calcext:value-type="string">
            <text:p>'whole plant' THAT 'participates in' SOME 'pollen release (cone) phenological stage'</text:p>
            <text:p>;</text:p>
            <text:p>'plant with pollen-releasing pollen cone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68</text:p>
          </table:table-cell>
          <table:table-cell table:formula="of:=CONCATENATE(&quot;plant in &quot;; [.D22])" office:value-type="string" office:string-value="plant in seed cone phenological stage" calcext:value-type="string">
            <text:p>plant in seed cone phenological stage</text:p>
          </table:table-cell>
          <table:table-cell table:style-name="ce4" office:value-type="string" calcext:value-type="string">
            <text:p>seed cone phenological stage</text:p>
          </table:table-cell>
          <table:table-cell table:style-name="ce3" office:value-type="string" calcext:value-type="string">
            <text:p>plant with seed cones</text:p>
          </table:table-cell>
          <table:table-cell table:style-name="ce6" table:formula="of:=CONCATENATE(&quot;A {whole plant} that  is in the {&quot;; [.D22]; &quot;}.&quot;)" office:value-type="string" office:string-value="A {whole plant} that  is in the {seed cone phenological stage}." calcext:value-type="string">
            <text:p>A {whole plant} that <text:s/>is in the {seed cone phenological stage}.</text:p>
          </table:table-cell>
          <table:table-cell table:style-name="ce6" table:formula="of:=CONCATENATE(&quot;'whole plant' THAT 'participates in' SOME '&quot;; [.D22]; &quot;'&quot;; CHAR(10); &quot;;&quot;; CHAR(10); &quot;'&quot;; [.E22]; &quot;'&quot;)" office:value-type="string" office:string-value="'whole plant' THAT 'participates in' SOME 'seed cone phenological stage'&#10;;&#10;'plant with seed cones'" calcext:value-type="string">
            <text:p>'whole plant' THAT 'participates in' SOME 'seed cone phenological stage'</text:p>
            <text:p>;</text:p>
            <text:p>'plant with seed cones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4069</text:p>
          </table:table-cell>
          <table:table-cell table:formula="of:=CONCATENATE(&quot;plant in &quot;; [.D23])" office:value-type="string" office:string-value="plant in unripe seed cone phenological stage" calcext:value-type="string">
            <text:p>plant in unripe seed cone phenological stage</text:p>
          </table:table-cell>
          <table:table-cell table:style-name="ce4" office:value-type="string" calcext:value-type="string">
            <text:p>unripe seed cone phenological stage</text:p>
          </table:table-cell>
          <table:table-cell table:style-name="ce3" office:value-type="string" calcext:value-type="string">
            <text:p>plant with unripe seed cones</text:p>
          </table:table-cell>
          <table:table-cell table:style-name="ce6" table:formula="of:=CONCATENATE(&quot;A {whole plant} that  is in the {&quot;; [.D23]; &quot;}.&quot;)" office:value-type="string" office:string-value="A {whole plant} that  is in the {unripe seed cone phenological stage}." calcext:value-type="string">
            <text:p>A {whole plant} that <text:s/>is in the {unripe seed cone phenological stage}.</text:p>
          </table:table-cell>
          <table:table-cell table:style-name="ce6" table:formula="of:=CONCATENATE(&quot;'whole plant' THAT 'participates in' SOME '&quot;; [.D23]; &quot;'&quot;; CHAR(10); &quot;;&quot;; CHAR(10); &quot;'&quot;; [.E23]; &quot;'&quot;)" office:value-type="string" office:string-value="'whole plant' THAT 'participates in' SOME 'unripe seed cone phenological stage'&#10;;&#10;'plant with unripe seed cones'" calcext:value-type="string">
            <text:p>'whole plant' THAT 'participates in' SOME 'unripe seed cone phenological stage'</text:p>
            <text:p>;</text:p>
            <text:p>'plant with unripe seed cones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4070</text:p>
          </table:table-cell>
          <table:table-cell table:formula="of:=CONCATENATE(&quot;plant in &quot;; [.D24])" office:value-type="string" office:string-value="plant in ripening seed cone phenological stage" calcext:value-type="string">
            <text:p>plant in ripening seed cone phenological stage</text:p>
          </table:table-cell>
          <table:table-cell table:style-name="ce4" office:value-type="string" calcext:value-type="string">
            <text:p>ripening seed cone phenological stage</text:p>
          </table:table-cell>
          <table:table-cell table:style-name="ce3" office:value-type="string" calcext:value-type="string">
            <text:p>plant with ripening seed cones</text:p>
          </table:table-cell>
          <table:table-cell table:style-name="ce6" table:formula="of:=CONCATENATE(&quot;A {whole plant} that  is in the {&quot;; [.D24]; &quot;}.&quot;)" office:value-type="string" office:string-value="A {whole plant} that  is in the {ripening seed cone phenological stage}." calcext:value-type="string">
            <text:p>A {whole plant} that <text:s/>is in the {ripening seed cone phenological stage}.</text:p>
          </table:table-cell>
          <table:table-cell table:style-name="ce6" table:formula="of:=CONCATENATE(&quot;'whole plant' THAT 'participates in' SOME '&quot;; [.D24]; &quot;'&quot;; CHAR(10); &quot;;&quot;; CHAR(10); &quot;'&quot;; [.E24]; &quot;'&quot;)" office:value-type="string" office:string-value="'whole plant' THAT 'participates in' SOME 'ripening seed cone phenological stage'&#10;;&#10;'plant with ripening seed cones'" calcext:value-type="string">
            <text:p>'whole plant' THAT 'participates in' SOME 'ripening seed cone phenological stage'</text:p>
            <text:p>;</text:p>
            <text:p>'plant with ripening seed cones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4071</text:p>
          </table:table-cell>
          <table:table-cell table:formula="of:=CONCATENATE(&quot;plant in &quot;; [.D25])" office:value-type="string" office:string-value="plant in falling cone or seed phenological stage" calcext:value-type="string">
            <text:p>plant in falling cone or seed phenological stage</text:p>
          </table:table-cell>
          <table:table-cell table:style-name="ce4" office:value-type="string" calcext:value-type="string">
            <text:p>falling cone or seed phenological stage</text:p>
          </table:table-cell>
          <table:table-cell table:style-name="ce3" office:value-type="string" calcext:value-type="string">
            <text:p>plant with abscised cones or seeds</text:p>
          </table:table-cell>
          <table:table-cell table:style-name="ce6" table:formula="of:=CONCATENATE(&quot;A {whole plant} that  is in the {&quot;; [.D25]; &quot;}.&quot;)" office:value-type="string" office:string-value="A {whole plant} that  is in the {falling cone or seed phenological stage}." calcext:value-type="string">
            <text:p>A {whole plant} that <text:s/>is in the {falling cone or seed phenological stage}.</text:p>
          </table:table-cell>
          <table:table-cell table:style-name="ce6" table:formula="of:=CONCATENATE(&quot;'whole plant' THAT 'participates in' SOME '&quot;; [.D25]; &quot;'&quot;; CHAR(10); &quot;;&quot;; CHAR(10); &quot;'&quot;; [.E25]; &quot;'&quot;)" office:value-type="string" office:string-value="'whole plant' THAT 'participates in' SOME 'falling cone or seed phenological stage'&#10;;&#10;'plant with abscised cones or seeds'" calcext:value-type="string">
            <text:p>'whole plant' THAT 'participates in' SOME 'falling cone or seed phenological stage'</text:p>
            <text:p>;</text:p>
            <text:p>'plant with abscised cones or seeds'</text:p>
          </table:table-cell>
          <table:table-cell table:number-columns-repeated="3"/>
        </table:table-row>
        <table:table-row table:style-name="ro7" table:number-rows-repeated="3">
          <table:table-cell table:number-columns-repeated="5"/>
          <table:table-cell table:style-name="ce5"/>
          <table:table-cell table:number-columns-repeated="4"/>
        </table:table-row>
        <table:table-row table:style-name="ro7" table:number-rows-repeated="3">
          <table:table-cell table:number-columns-repeated="10"/>
        </table:table-row>
        <table:table-row table:style-name="ro7" table:number-rows-repeated="3">
          <table:table-cell table:style-name="Default" table:number-columns-repeated="7"/>
          <table:table-cell table:number-columns-repeated="3"/>
        </table:table-row>
        <table:table-row table:style-name="ro7" table:number-rows-repeated="1048541">
          <table:table-cell table:number-columns-repeated="10"/>
        </table:table-row>
        <table:table-row table:style-name="ro7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6:40:01.273499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16:49:10.973672152</dc:date>
    <dc:creator>Brian </dc:creator>
    <meta:editing-duration>P23DT2H42M5S</meta:editing-duration>
    <meta:editing-cycles>67</meta:editing-cycles>
    <meta:generator>LibreOffice/5.1.4.2$Linux_X86_64 LibreOffice_project/10m0$Build-2</meta:generator>
    <meta:document-statistic meta:table-count="1" meta:cell-count="165" meta:object-count="0"/>
  </office:meta>
</office:document-meta>
</file>